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A0000006B0345B709E1E7A7E0.png" manifest:media-type="image/png"/>
  <manifest:file-entry manifest:full-path="Pictures/100002010000019700000080AAB2AAFED3E805CC.png" manifest:media-type="image/png"/>
  <manifest:file-entry manifest:full-path="Pictures/100002010000043F00000294DE393CDD6D6C1542.png" manifest:media-type="image/png"/>
  <manifest:file-entry manifest:full-path="Pictures/10000201000001C6000002AFAB307B56397696B9.png" manifest:media-type="image/png"/>
  <manifest:file-entry manifest:full-path="Pictures/1000020100000429000002AF4C47B993143865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8787" officeooo:paragraph-rsid="00168787"/>
    </style:style>
    <style:style style:name="P2" style:family="paragraph" style:parent-style-name="Standard">
      <style:text-properties officeooo:rsid="001d512d" officeooo:paragraph-rsid="001d512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7291in" svg:height="7.1563in" draw:z-index="0"><draw:image xlink:href="Pictures/10000201000001C6000002AFAB307B56397696B9.png" xlink:type="simple" xlink:show="embed" xlink:actuate="onLoad" loext:mime-type="image/x-vclgraphic"/></draw:frame></text:p>
      <text:p text:style-name="P1">Task0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-0.0311in" svg:y="-0.2535in" svg:width="6.9252in" svg:height="4.4665in" draw:z-index="1"><draw:image xlink:href="Pictures/1000020100000429000002AF4C47B99314386536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-0.2917in" svg:y="0.3398in" svg:width="6.9252in" svg:height="4.2043in" draw:z-index="2"><draw:image xlink:href="Pictures/100002010000043F00000294DE393CDD6D6C1542.png" xlink:type="simple" xlink:show="embed" xlink:actuate="onLoad" loext:mime-type="image/x-vclgraphic"/></draw:frame>Task02</text:p>
      <text:p text:style-name="P2">Task03</text:p>
      <text:p text:style-name="P2"><draw:frame draw:style-name="fr2" draw:name="Image5" text:anchor-type="paragraph" svg:x="-0.2193in" svg:y="0.0874in" svg:width="4.2398in" svg:height="1.3335in" draw:z-index="4"><draw:image xlink:href="Pictures/100002010000019700000080AAB2AAFED3E805CC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x="-0.152in" svg:y="0.3252in" svg:width="4.1043in" svg:height="1.1146in" draw:z-index="3"><draw:image xlink:href="Pictures/100002010000018A0000006B0345B709E1E7A7E0.png" xlink:type="simple" xlink:show="embed" xlink:actuate="onLoad" loext:mime-type="image/x-vclgraphic"/></draw:frame>Task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21:33.055096196</meta:creation-date>
    <dc:date>2019-10-21T10:46:26.579146248</dc:date>
    <meta:editing-duration>PT24M53S</meta:editing-duration>
    <meta:editing-cycles>6</meta:editing-cycles>
    <meta:generator>LibreOffice/6.0.7.3$Linux_X86_64 LibreOffice_project/00m0$Build-3</meta:generator>
    <meta:document-statistic meta:table-count="0" meta:image-count="5" meta:object-count="0" meta:page-count="3" meta:paragraph-count="4" meta:word-count="4" meta:character-count="24" meta:non-whitespace-character-count="24"/>
  </office:meta>
</office:document-meta>
</file>